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b98d" officeooo:paragraph-rsid="0006b98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b98d" officeooo:paragraph-rsid="0006b98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Asynch Rust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58:49.369505461</meta:creation-date>
    <meta:generator>LibreOffice/6.0.7.3$Linux_X86_64 LibreOffice_project/00m0$Build-3</meta:generator>
    <dc:date>2020-04-16T17:00:29.702706103</dc:date>
    <meta:editing-duration>PT1M44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19"/>
  </office:meta>
</office:document-meta>
</file>